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fb3" officeooo:paragraph-rsid="00138fb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officeooo:rsid="00138fb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38fb3" officeooo:paragraph-rsid="00138fb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4fc1f" officeooo:paragraph-rsid="0014fc1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4fc1f" officeooo:paragraph-rsid="0014fc1f" style:font-size-asian="10.5pt" style:font-weight-asian="normal" style:font-size-complex="12pt" style:font-weight-complex="normal"/>
    </style:style>
    <style:style style:name="T1" style:family="text">
      <style:text-properties officeooo:rsid="00138fb3"/>
    </style:style>
    <style:style style:name="T2" style:family="text">
      <style:text-properties fo:font-size="12pt" fo:font-weight="normal" officeooo:rsid="00138fb3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de Sousa Cipriano <text:s/>RA: 233228 <text:s text:c="3"/>Projeto - MC404</text:p>
      <text:p text:style-name="P1"/>
      <text:p text:style-name="P2">Manual de <text:span text:style-name="T1">u</text:span>suário da calculadora</text:p>
      <text:p text:style-name="P2"/>
      <text:p text:style-name="P2"><text:tab/><text:span text:style-name="T2">Ao iniciar o programa, é apresentado um menu detalhando as operações possíveis, são elas:</text:span></text:p>
      <text:p text:style-name="P3"/>
      <text:p text:style-name="P4">+ realiza operação de soma</text:p>
      <text:p text:style-name="P4">- realiza operação de subração</text:p>
      <text:p text:style-name="P4">* realiza operação de multiplicação</text:p>
      <text:p text:style-name="P4">/ realiza operação de divisão</text:p>
      <text:p text:style-name="P4">db realiza conversão de decimal para binário</text:p>
      <text:p text:style-name="P4">bd realiza conversão de decimal para hexadecimal</text:p>
      <text:p text:style-name="P4">bh realiza conversão de binário para hexadecimal</text:p>
      <text:p text:style-name="P4"/>
      <text:p text:style-name="P4"><text:tab/>Em seguida o usuário deverá digitar no campo pedido uma das sete opções citadas</text:p>
      <text:p text:style-name="P4"><text:tab/>Caso a opção escolhida for do tipo cálculo artimético(+,-.*,/) será solicitado a entrada dos dois operandos que irão participar no cálculo respectivamente. É feito o cálculo e o resultado é impresso na tela.</text:p>
      <text:p text:style-name="P4"><text:tab/>Caso a opção escolhida for do tipo conversão numérica(db, bd, bh) será solicitado a entrada do número que se deseja converter. É feita a conversão e o resultado é impresso na tela.</text:p>
      <text:p text:style-name="P4"/>
      <text:p text:style-name="P6">Exceções</text:p>
      <text:p text:style-name="P5"><text:tab/></text:p>
      <text:p text:style-name="P5"><text:tab/>Existem 2 exceções que encerram a execução. A divisão por 0 e verificação de overflow no resultado das operações aritméticas de soma e subtração, este último caso será avisado caso ocorra.</text:p>
      <text:p text:style-name="P5"><text:tab/></text:p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5pt" officeooo:rsid="00138fb3" style:font-size-asian="15pt" style:font-size-complex="1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4:50:58.723836144</meta:creation-date>
    <dc:date>2022-06-27T15:07:21.096192858</dc:date>
    <meta:editing-duration>PT5M5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80" meta:character-count="1106" meta:non-whitespace-character-count="929"/>
  </office:meta>
</office:document-meta>
</file>